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2.8333in"/>
    </style:style>
    <style:style style:name="Table1.B" style:family="table-column">
      <style:table-column-properties style:column-width="0.7813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pt solid #000001" style:writing-mode="lr-tb"/>
    </style:style>
    <style:style style:name="Table1.4" style:family="table-row">
      <style:table-row-properties style:min-row-height="0.2639in" fo:keep-together="auto"/>
    </style:style>
    <style:style style:name="Table2" style:family="table">
      <style:table-properties style:width="6.1792in" fo:margin-left="-0.1576in" fo:margin-top="0in" fo:margin-bottom="0in" table:align="left" style:writing-mode="lr-tb"/>
    </style:style>
    <style:style style:name="Table2.A" style:family="table-column">
      <style:table-column-properties style:column-width="2.0632in"/>
    </style:style>
    <style:style style:name="Table2.B" style:family="table-column">
      <style:table-column-properties style:column-width="1.1625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3778in"/>
    </style:style>
    <style:style style:name="Table2.1" style:family="table-row">
      <style:table-row-properties style:min-row-height="0.2778in"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2.D1" style:family="table-cell">
      <style:table-cell-properties fo:padding-left="0.0813in" fo:padding-right="0.075in" fo:padding-top="0in" fo:padding-bottom="0in" fo:border="1pt solid #000001" style:writing-mode="lr-tb"/>
    </style:style>
    <style:style style:name="Table2.2" style:family="table-row">
      <style:table-row-properties style:min-row-height="0.1944in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3" style:family="table">
      <style:table-properties style:width="6.1792in" fo:margin-left="-0.1576in" fo:margin-top="0in" fo:margin-bottom="0in" table:align="left" style:writing-mode="lr-tb"/>
    </style:style>
    <style:style style:name="Table3.A" style:family="table-column">
      <style:table-column-properties style:column-width="2.0632in"/>
    </style:style>
    <style:style style:name="Table3.B" style:family="table-column">
      <style:table-column-properties style:column-width="1.1625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1.3778in"/>
    </style:style>
    <style:style style:name="Table3.1" style:family="table-row">
      <style:table-row-properties style:min-row-height="0.2778in"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3.D1" style:family="table-cell">
      <style:table-cell-properties fo:padding-left="0.0813in" fo:padding-right="0.075in" fo:padding-top="0in" fo:padding-bottom="0in" fo:border="1pt solid #000001" style:writing-mode="lr-tb"/>
    </style:style>
    <style:style style:name="Table3.2" style:family="table-row">
      <style:table-row-properties style:min-row-height="0.1944in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4" style:family="table">
      <style:table-properties style:width="6.1792in" fo:margin-left="-0.1576in" fo:margin-top="0in" fo:margin-bottom="0in" table:align="left" style:writing-mode="lr-tb"/>
    </style:style>
    <style:style style:name="Table4.A" style:family="table-column">
      <style:table-column-properties style:column-width="2.0632in"/>
    </style:style>
    <style:style style:name="Table4.B" style:family="table-column">
      <style:table-column-properties style:column-width="1.1625in"/>
    </style:style>
    <style:style style:name="Table4.C" style:family="table-column">
      <style:table-column-properties style:column-width="1.575in"/>
    </style:style>
    <style:style style:name="Table4.D" style:family="table-column">
      <style:table-column-properties style:column-width="1.3778in"/>
    </style:style>
    <style:style style:name="Table4.1" style:family="table-row">
      <style:table-row-properties style:min-row-height="0.2778in"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4.D1" style:family="table-cell">
      <style:table-cell-properties fo:padding-left="0.0813in" fo:padding-right="0.075in" fo:padding-top="0in" fo:padding-bottom="0in" fo:border="1pt solid #000001" style:writing-mode="lr-tb"/>
    </style:style>
    <style:style style:name="Table4.2" style:family="table-row">
      <style:table-row-properties style:min-row-height="0.1944in"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5" style:family="table">
      <style:table-properties style:width="6.1792in" fo:margin-left="-0.1576in" fo:margin-top="0in" fo:margin-bottom="0in" table:align="left" style:writing-mode="lr-tb"/>
    </style:style>
    <style:style style:name="Table5.A" style:family="table-column">
      <style:table-column-properties style:column-width="2.0632in"/>
    </style:style>
    <style:style style:name="Table5.B" style:family="table-column">
      <style:table-column-properties style:column-width="1.1625in"/>
    </style:style>
    <style:style style:name="Table5.C" style:family="table-column">
      <style:table-column-properties style:column-width="1.575in"/>
    </style:style>
    <style:style style:name="Table5.D" style:family="table-column">
      <style:table-column-properties style:column-width="1.3778in"/>
    </style:style>
    <style:style style:name="Table5.1" style:family="table-row">
      <style:table-row-properties style:min-row-height="0.2778in"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5.D1" style:family="table-cell">
      <style:table-cell-properties fo:padding-left="0.0813in" fo:padding-right="0.075in" fo:padding-top="0in" fo:padding-bottom="0in" fo:border="1pt solid #000001" style:writing-mode="lr-tb"/>
    </style:style>
    <style:style style:name="Table5.2" style:family="table-row">
      <style:table-row-properties style:min-row-height="0.1944in"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6" style:family="table">
      <style:table-properties style:width="6.1792in" fo:margin-left="-0.1576in" fo:margin-top="0in" fo:margin-bottom="0in" table:align="left" style:writing-mode="lr-tb"/>
    </style:style>
    <style:style style:name="Table6.A" style:family="table-column">
      <style:table-column-properties style:column-width="2.0632in"/>
    </style:style>
    <style:style style:name="Table6.B" style:family="table-column">
      <style:table-column-properties style:column-width="1.1625in"/>
    </style:style>
    <style:style style:name="Table6.C" style:family="table-column">
      <style:table-column-properties style:column-width="1.575in"/>
    </style:style>
    <style:style style:name="Table6.D" style:family="table-column">
      <style:table-column-properties style:column-width="1.3778in"/>
    </style:style>
    <style:style style:name="Table6.1" style:family="table-row">
      <style:table-row-properties style:min-row-height="0.2778in" fo:keep-together="auto"/>
    </style:style>
    <style:style style:name="Table6.A1" style:family="table-cell">
      <style:table-cell-properties fo:padding="0.0694in" fo:border="1pt solid #000001" style:writing-mode="lr-tb"/>
    </style:style>
    <style:style style:name="Table6.D1" style:family="table-cell">
      <style:table-cell-properties fo:padding-left="0.0813in" fo:padding-right="0.075in" fo:padding-top="0in" fo:padding-bottom="0in" fo:border="1pt solid #000001" style:writing-mode="lr-tb"/>
    </style:style>
    <style:style style:name="Table6.2" style:family="table-row">
      <style:table-row-properties style:min-row-height="0.1944in"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7" style:family="table">
      <style:table-properties style:width="6.1792in" fo:margin-left="-0.1576in" fo:margin-top="0in" fo:margin-bottom="0in" table:align="left" style:writing-mode="lr-tb"/>
    </style:style>
    <style:style style:name="Table7.A" style:family="table-column">
      <style:table-column-properties style:column-width="2.0632in"/>
    </style:style>
    <style:style style:name="Table7.B" style:family="table-column">
      <style:table-column-properties style:column-width="1.1625in"/>
    </style:style>
    <style:style style:name="Table7.C" style:family="table-column">
      <style:table-column-properties style:column-width="1.575in"/>
    </style:style>
    <style:style style:name="Table7.D" style:family="table-column">
      <style:table-column-properties style:column-width="1.3778in"/>
    </style:style>
    <style:style style:name="Table7.1" style:family="table-row">
      <style:table-row-properties style:min-row-height="0.2778in" fo:keep-together="auto"/>
    </style:style>
    <style:style style:name="Table7.A1" style:family="table-cell">
      <style:table-cell-properties fo:padding="0.0694in" fo:border="1pt solid #000001" style:writing-mode="lr-tb"/>
    </style:style>
    <style:style style:name="Table7.D1" style:family="table-cell">
      <style:table-cell-properties fo:padding-left="0.0813in" fo:padding-right="0.075in" fo:padding-top="0in" fo:padding-bottom="0in" fo:border="1pt solid #000001" style:writing-mode="lr-tb"/>
    </style:style>
    <style:style style:name="Table7.2" style:family="table-row">
      <style:table-row-properties style:min-row-height="0.1944in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8" style:family="table">
      <style:table-properties style:width="6.6931in" fo:margin-top="0in" fo:margin-bottom="0in" table:align="center" style:writing-mode="lr-tb"/>
    </style:style>
    <style:style style:name="Table8.A" style:family="table-column">
      <style:table-column-properties style:column-width="0.9556in"/>
    </style:style>
    <style:style style:name="Table8.B" style:family="table-column">
      <style:table-column-properties style:column-width="0.9563in"/>
    </style:style>
    <style:style style:name="Table8.D" style:family="table-column">
      <style:table-column-properties style:column-width="0.9569in"/>
    </style:style>
    <style:style style:name="Table8.G" style:family="table-column">
      <style:table-column-properties style:column-width="0.954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cfe2f3" fo:padding="0.0694in" fo:border="1pt solid #000001" style:writing-mode="lr-tb">
        <style:background-image/>
      </style:table-cell-properties>
    </style:style>
    <style:style style:name="Table8.B2" style:family="table-cell">
      <style:table-cell-properties fo:background-color="#92d050" fo:padding="0.0694in" fo:border="1pt solid #000001" style:writing-mode="lr-tb">
        <style:background-image/>
      </style:table-cell-properties>
    </style:style>
    <style:style style:name="Table9" style:family="table">
      <style:table-properties style:width="6.6931in" fo:margin-left="-0.0813in" fo:margin-top="0in" fo:margin-bottom="0in" table:align="left" style:writing-mode="lr-tb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style:font-name="Verdana" fo:font-size="12pt" style:font-name-asian="Verdana1" style:font-size-asian="12pt" style:font-name-complex="Verdana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Verdana" fo:font-size="12pt" style:font-name-asian="Verdana1" style:font-size-asian="12pt" style:font-name-complex="Verdana1" style:font-size-complex="12pt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 fo:orphans="0" fo:widows="0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 fo:orphans="0" fo:widows="0"/>
      <style:text-properties fo:color="#000000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fo:color="#000000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 fo:orphans="0" fo:widows="0"/>
      <style:text-properties fo:color="#434343"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 fo:orphans="0" fo:widows="0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 fo:orphans="0" fo:widows="0"/>
    </style:style>
    <style:style style:name="P15" style:family="paragraph" style:parent-style-name="Standard">
      <style:paragraph-properties fo:margin-top="0in" fo:margin-bottom="0in" loext:contextual-spacing="false" fo:break-before="page"/>
    </style:style>
    <style:style style:name="P16" style:family="paragraph" style:parent-style-name="Standard" style:master-page-name="Standard">
      <style:paragraph-properties fo:margin-top="0in" fo:margin-bottom="0in" loext:contextual-spacing="false" fo:orphans="0" fo:widows="0" style:page-number="1"/>
    </style:style>
    <style:style style:name="P17" style:family="paragraph" style:parent-style-name="Standard">
      <style:paragraph-properties fo:margin-top="0.1665in" fo:margin-bottom="0in" loext:contextual-spacing="false" fo:line-height="100%" fo:text-align="center" style:justify-single-word="false" fo:orphans="0" fo:widows="0"/>
    </style:style>
    <style:style style:name="P18" style:family="paragraph" style:parent-style-name="Standard">
      <style:paragraph-properties fo:margin-top="0.1665in" fo:margin-bottom="0.0835in" loext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top="0in" fo:margin-bottom="0.0835in" loext:contextual-spacing="false" fo:line-height="100%" fo:text-align="center" style:justify-single-word="false" fo:orphans="0" fo:widows="0"/>
    </style:style>
    <style:style style:name="P20" style:family="paragraph" style:parent-style-name="Standard">
      <style:paragraph-properties fo:margin-top="0in" fo:margin-bottom="0.0835in" loext:contextual-spacing="false" fo:line-height="100%" fo:orphans="0" fo:widows="0"/>
    </style:style>
    <style:style style:name="P21" style:family="paragraph" style:parent-style-name="Standard">
      <style:paragraph-properties fo:margin-top="0in" fo:margin-bottom="0.0835in" loext:contextual-spacing="false" fo:line-height="100%" fo:text-align="justify" style:justify-single-word="false" fo:orphans="0" fo:widows="0"/>
    </style:style>
    <style:style style:name="P22" style:family="paragraph" style:parent-style-name="Standard">
      <style:paragraph-properties fo:margin-top="0in" fo:margin-bottom="0.0835in" loext:contextual-spacing="false" fo:line-height="100%" fo:orphans="0" fo:widows="0"/>
      <style:text-properties style:font-name="Verdana" fo:font-size="12pt" style:font-name-asian="Verdana1" style:font-size-asian="12pt" style:font-name-complex="Verdana1" style:font-size-complex="12pt"/>
    </style:style>
    <style:style style:name="P23" style:family="paragraph" style:parent-style-name="Standard">
      <style:paragraph-properties fo:margin-top="0in" fo:margin-bottom="0.0835in" loext:contextual-spacing="false" fo:line-height="100%" fo:text-align="justify" style:justify-single-word="false" fo:orphans="0" fo:widows="0"/>
      <style:text-properties style:font-name="Verdana" fo:font-size="12pt" style:font-name-asian="Verdana1" style:font-size-asian="12pt" style:font-name-complex="Verdana1" style:font-size-complex="12pt"/>
    </style:style>
    <style:style style:name="P24" style:family="paragraph" style:parent-style-name="Standard">
      <style:paragraph-properties fo:margin-top="0in" fo:margin-bottom="0.0835in" loext:contextual-spacing="false" fo:line-height="100%" fo:text-align="justify" style:justify-single-word="false" fo:orphans="0" fo:widows="0"/>
      <style:text-properties fo:color="#cc0000" style:font-name="Verdana" fo:font-size="12pt" fo:font-style="italic" style:font-name-asian="Verdana1" style:font-size-asian="12pt" style:font-style-asian="italic" style:font-name-complex="Verdana1" style:font-size-complex="12pt"/>
    </style:style>
    <style:style style:name="P25" style:family="paragraph" style:parent-style-name="Standard" style:list-style-name="WWNum3">
      <style:paragraph-properties fo:margin-left="1in" fo:margin-right="0in" fo:margin-top="0in" fo:margin-bottom="0in" loext:contextual-spacing="true" fo:line-height="100%" fo:text-align="justify" style:justify-single-word="false" fo:orphans="0" fo:widows="0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true" fo:line-height="100%" fo:text-align="justify" style:justify-single-word="false" fo:orphans="0" fo:widows="0" fo:text-indent="-0.25in" style:auto-text-indent="false"/>
    </style:style>
    <style:style style:name="P27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justify" style:justify-single-word="false" fo:orphans="0" fo:widows="0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justify" style:justify-single-word="false" fo:orphans="0" fo:widows="0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32" style:family="paragraph" style:parent-style-name="Standard" style:list-style-name="WWNum9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33" style:family="paragraph" style:parent-style-name="Standard" style:list-style-name="WWNum7">
      <style:paragraph-properties fo:margin-left="0.5in" fo:margin-right="0in" fo:margin-top="0in" fo:margin-bottom="0in" loext:contextual-spacing="true" fo:text-align="justify" style:justify-single-word="false" fo:orphans="0" fo:widows="0" fo:text-indent="-0.25in" style:auto-text-indent="false"/>
    </style:style>
    <style:style style:name="P34" style:family="paragraph" style:parent-style-name="Standard">
      <style:paragraph-properties fo:margin-left="0.5in" fo:margin-right="0in" fo:margin-top="0in" fo:margin-bottom="0in" loext:contextual-spacing="false" fo:text-align="justify" style:justify-single-word="false" fo:orphans="0" fo:widows="0" fo:text-indent="0in" style:auto-text-indent="false"/>
      <style:text-properties fo:color="#000000"/>
    </style:style>
    <style:style style:name="P35" style:family="paragraph" style:parent-style-name="Standard">
      <style:paragraph-properties fo:margin-left="0.5in" fo:margin-right="0in" fo:margin-top="0in" fo:margin-bottom="0in" loext:contextual-spacing="false" fo:text-align="justify" style:justify-single-word="false" fo:orphans="0" fo:widows="0" fo:text-indent="0in" style:auto-text-indent="false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/>
    </style:style>
    <style:style style:name="P37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keep-with-next="auto"/>
    </style:style>
    <style:style style:name="P38" style:family="paragraph" style:parent-style-name="Standard" style:list-style-name="WWNum6">
      <style:paragraph-properties fo:margin-left="0.7417in" fo:margin-right="0in" fo:margin-top="0in" fo:margin-bottom="0in" loext:contextual-spacing="true" fo:line-height="115%" fo:text-align="justify" style:justify-single-word="false" fo:keep-together="auto" fo:orphans="0" fo:widows="0" fo:text-indent="-0.25in" style:auto-text-indent="false" fo:keep-with-next="auto"/>
    </style:style>
    <style:style style:name="P39" style:family="paragraph" style:parent-style-name="Standard" style:list-style-name="WWNum6">
      <style:paragraph-properties fo:margin-left="0.7417in" fo:margin-right="0in" fo:margin-top="0in" fo:margin-bottom="0in" loext:contextual-spacing="true" fo:line-height="115%" fo:text-align="justify" style:justify-single-word="false" fo:keep-together="auto" fo:orphans="0" fo:widows="0" fo:text-indent="-0.25in" style:auto-text-indent="false" fo:keep-with-next="auto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keep-with-next="auto"/>
    </style:style>
    <style:style style:name="P41" style:family="paragraph" style:parent-style-name="Standard">
      <style:paragraph-properties fo:margin-top="0in" fo:margin-bottom="0.0555in" loext:contextual-spacing="false" fo:line-height="100%" fo:orphans="0" fo:widows="0"/>
    </style:style>
    <style:style style:name="P42" style:family="paragraph" style:parent-style-name="Standard" style:list-style-name="WWNum2">
      <style:paragraph-properties fo:margin-left="0.5in" fo:margin-right="0in" fo:margin-top="0in" fo:margin-bottom="0in" loext:contextual-spacing="true" fo:line-height="115%" fo:text-align="start" style:justify-single-word="false" fo:keep-together="auto" fo:orphans="0" fo:widows="0" fo:text-indent="0.25in" style:auto-text-indent="false" fo:keep-with-next="auto"/>
    </style:style>
    <style:style style:name="P43" style:family="paragraph" style:parent-style-name="Heading_20_3">
      <style:paragraph-properties fo:margin-top="0.222in" fo:margin-bottom="0.0555in" loext:contextual-spacing="false" fo:text-align="justify" style:justify-single-word="false" fo:orphans="0" fo:widows="0"/>
    </style:style>
    <style:style style:name="P44" style:family="paragraph" style:parent-style-name="Heading_20_1">
      <style:paragraph-properties fo:margin-top="0.3335in" fo:margin-bottom="0.0835in" loext:contextual-spacing="false" fo:line-height="100%" fo:orphans="0" fo:widows="0"/>
      <style:text-properties fo:font-size="18pt" fo:font-weight="bold" style:font-size-asian="18pt" style:font-weight-asian="bold" style:font-size-complex="18pt"/>
    </style:style>
    <style:style style:name="P45" style:family="paragraph" style:parent-style-name="Heading_20_1">
      <style:paragraph-properties fo:margin-top="0.278in" fo:margin-bottom="0.0835in" loext:contextual-spacing="false"/>
    </style:style>
    <style:style style:name="P46" style:family="paragraph" style:parent-style-name="Heading_20_1">
      <style:paragraph-properties fo:margin-top="0.278in" fo:margin-bottom="0.0835in" loext:contextual-spacing="false" fo:text-align="center" style:justify-single-word="false"/>
    </style:style>
    <style:style style:name="P47" style:family="paragraph" style:parent-style-name="Heading_20_1">
      <style:paragraph-properties fo:margin-top="0.278in" fo:margin-bottom="0.0835in" loext:contextual-spacing="false" fo:line-height="100%" fo:text-align="justify" style:justify-single-word="false" fo:orphans="0" fo:widows="0"/>
    </style:style>
    <style:style style:name="P48" style:family="paragraph" style:parent-style-name="Heading_20_1">
      <style:paragraph-properties fo:margin-top="0.278in" fo:margin-bottom="0.0555in" loext:contextual-spacing="false" fo:line-height="100%" fo:orphans="0" fo:widows="0"/>
    </style:style>
    <style:style style:name="P49" style:family="paragraph" style:parent-style-name="Heading_20_2">
      <style:paragraph-properties fo:margin-top="0.25in" fo:margin-bottom="0.0835in" loext:contextual-spacing="false" fo:text-align="justify" style:justify-single-word="false" fo:orphans="0" fo:widows="0"/>
    </style:style>
    <style:style style:name="P50" style:family="paragraph" style:parent-style-name="Heading_20_2">
      <style:paragraph-properties fo:margin-top="0.1665in" fo:margin-bottom="0.0835in" loext:contextual-spacing="false" fo:line-height="100%" fo:orphans="0" fo:widows="0"/>
    </style:style>
    <style:style style:name="P51" style:family="paragraph" style:parent-style-name="Heading_20_2">
      <style:paragraph-properties fo:margin-top="0.1665in" fo:margin-bottom="0.0555in" loext:contextual-spacing="false" fo:line-height="100%" fo:orphans="0" fo:widows="0"/>
    </style:style>
    <style:style style:name="P52" style:family="paragraph" style:parent-style-name="Heading_20_2">
      <style:paragraph-properties fo:margin-top="0.25in" fo:margin-bottom="0.0555in" loext:contextual-spacing="false" fo:line-height="100%" fo:orphans="0" fo:widows="0"/>
    </style:style>
    <style:style style:name="P53" style:family="paragraph" style:parent-style-name="Title">
      <style:paragraph-properties fo:margin-top="0in" fo:margin-bottom="0.0417in" loext:contextual-spacing="false"/>
    </style:style>
    <style:style style:name="P54" style:family="paragraph" style:parent-style-name="Title">
      <style:paragraph-properties fo:margin-top="0in" fo:margin-bottom="0in" loext:contextual-spacing="false" fo:line-height="100%"/>
      <style:text-properties style:font-name="Trebuchet MS" fo:font-size="21pt" style:font-name-asian="Trebuchet MS1" style:font-size-asian="21pt" style:font-name-complex="Trebuchet MS1" style:font-size-complex="21pt"/>
    </style:style>
    <style:style style:name="P55" style:family="paragraph" style:parent-style-name="Title">
      <style:paragraph-properties fo:margin-top="0in" fo:margin-bottom="0in" loext:contextual-spacing="false" fo:line-height="100%" fo:text-align="center" style:justify-single-word="false"/>
    </style:style>
    <style:style style:name="P56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P57" style:family="paragraph" style:parent-style-name="Subtitle">
      <style:paragraph-properties fo:margin-top="0in" fo:margin-bottom="0.0835in" loext:contextual-spacing="false" fo:line-height="100%"/>
    </style:style>
    <style:style style:name="P58" style:family="paragraph" style:parent-style-name="Subtitle">
      <style:paragraph-properties fo:margin-top="0in" fo:margin-bottom="0.0835in" loext:contextual-spacing="false" fo:line-height="100%" fo:orphans="0" fo:widows="0"/>
    </style:style>
    <style:style style:name="P5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Cambria" fo:font-size="18pt" fo:font-weight="bold" style:font-name-asian="Cambria1" style:font-size-asian="18pt" style:font-weight-asian="bold" style:font-name-complex="Cambria1" style:font-size-complex="18pt"/>
    </style:style>
    <style:style style:name="T2" style:family="text">
      <style:text-properties style:font-name="Cambria" fo:font-size="14pt" fo:font-style="italic" style:font-name-asian="Cambria1" style:font-size-asian="14pt" style:font-style-asian="italic" style:font-name-complex="Cambria1" style:font-size-complex="14pt"/>
    </style:style>
    <style:style style:name="T3" style:family="text">
      <style:text-properties style:font-name="Cambria" fo:font-size="14pt" fo:font-style="italic" fo:font-weight="bold" style:font-name-asian="Cambria1" style:font-size-asian="14pt" style:font-style-asian="italic" style:font-weight-asian="bold" style:font-name-complex="Cambria1" style:font-size-complex="14pt"/>
    </style:style>
    <style:style style:name="T4" style:family="text">
      <style:text-properties style:font-name="Verdana" fo:font-size="12pt" style:font-name-asian="Verdana1" style:font-size-asian="12pt" style:font-name-complex="Verdana1" style:font-size-complex="12pt"/>
    </style:style>
    <style:style style:name="T5" style:family="text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  <style:style style:name="T6" style:family="text">
      <style:text-properties style:font-name="Verdana" fo:font-size="12pt" fo:font-style="italic" fo:font-weight="bold" style:font-name-asian="Verdana1" style:font-size-asian="12pt" style:font-style-asian="italic" style:font-weight-asian="bold" style:font-name-complex="Verdana1" style:font-size-complex="12pt"/>
    </style:style>
    <style:style style:name="T7" style:family="text">
      <style:text-properties style:font-name="Verdana" fo:font-size="16pt" fo:font-weight="bold" style:font-name-asian="Verdana1" style:font-size-asian="16pt" style:font-weight-asian="bold" style:font-name-complex="Verdana1" style:font-size-complex="16pt"/>
    </style:style>
    <style:style style:name="T8" style:family="text">
      <style:text-properties style:font-name="Verdana" fo:font-size="16pt" style:font-name-asian="Verdana1" style:font-size-asian="16pt" style:font-name-complex="Verdana1" style:font-size-complex="16pt"/>
    </style:style>
    <style:style style:name="T9" style:family="text">
      <style:text-properties fo:color="#000000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color="#434343" fo:font-size="10pt" fo:font-style="italic" style:font-size-asian="10pt" style:font-style-asian="italic" style:font-size-complex="10pt"/>
    </style:style>
    <style:style style:name="T12" style:family="text">
      <style:text-properties fo:color="#434343" fo:font-style="italic" fo:font-weight="bold" fo:background-color="#ffd966" loext:char-shading-value="0" style:font-style-asian="italic" style:font-weight-asian="bold"/>
    </style:style>
    <style:style style:name="T13" style:family="text">
      <style:text-properties fo:color="#434343" fo:font-weight="bold" fo:background-color="#ffd966" loext:char-shading-value="0" style:font-weight-asian="bold"/>
    </style:style>
    <style:style style:name="T14" style:family="text">
      <style:text-properties fo:color="#434343" style:text-underline-style="solid" style:text-underline-width="auto" style:text-underline-color="font-color" fo:font-weight="bold" style:font-weight-asian="bold"/>
    </style:style>
    <style:style style:name="T15" style:family="text">
      <style:text-properties fo:color="#274e13" fo:font-size="9pt" fo:font-weight="bold" style:font-size-asian="9pt" style:font-weight-asian="bold" style:font-size-complex="9pt"/>
    </style:style>
    <style:style style:name="T16" style:family="text">
      <style:text-properties fo:color="#274e13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2" style:font-size-asian="11pt" style:font-style-asian="italic" style:font-weight-asian="normal" style:font-name-complex="Arial2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21" style:family="text">
      <style:text-properties fo:font-variant="normal" fo:text-transform="none" fo:color="#434343" style:text-line-through-style="none" style:text-line-through-type="none" style:text-position="0% 100%" fo:font-size="11pt" fo:font-style="italic" style:text-underline-style="none" fo:font-weight="bold" fo:background-color="#ffd966" loext:char-shading-value="0" style:font-size-asian="11pt" style:font-style-asian="italic" style:font-weight-asian="bold" style:font-size-complex="11pt"/>
    </style:style>
    <style:style style:name="T22" style:family="text">
      <style:text-properties fo:font-variant="normal" fo:text-transform="none" fo:color="#434343" style:text-line-through-style="none" style:text-line-through-type="none" style:text-position="0% 100%" fo:font-size="11pt" fo:font-style="italic" fo:background-color="#ffd966" loext:char-shading-value="0" style:font-size-asian="11pt" style:font-style-asian="italic" style:font-size-complex="11pt"/>
    </style:style>
    <style:style style:name="T23" style:family="text">
      <style:text-properties fo:color="#bf9000" fo:font-style="italic" style:font-style-asian="italic"/>
    </style:style>
    <style:style style:name="T24" style:family="text">
      <style:text-properties fo:color="#ff0000" fo:font-weight="bold" style:font-weight-asian="bold"/>
    </style:style>
    <style:style style:name="T25" style:family="text">
      <style:text-properties fo:font-style="italic" style:text-underline-style="solid" style:text-underline-width="auto" style:text-underline-color="font-color" style:font-style-asian="italic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999999" style:font-name="Consolas" fo:font-size="12pt" fo:font-style="italic" style:font-name-asian="Consolas1" style:font-size-asian="12pt" style:font-style-asian="italic" style:font-name-complex="Consolas1" style:font-size-complex="12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Trebuchet MS" fo:font-size="21pt" style:font-name-asian="Trebuchet MS1" style:font-size-asian="21pt" style:font-name-complex="Trebuchet MS1" style:font-size-complex="21pt"/>
    </style:style>
    <style:style style:name="T31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color="#cc0000" style:font-name="Verdana" fo:font-size="12pt" fo:font-style="italic" style:font-name-asian="Verdana1" style:font-size-asian="12pt" style:font-style-asian="italic" style:font-name-complex="Verdana1" style:font-size-complex="12pt"/>
    </style:style>
    <style:style style:name="T34" style:family="text">
      <style:text-properties fo:color="#cc0000" style:font-name="Verdana" fo:font-size="12pt" fo:font-style="italic" style:text-underline-style="solid" style:text-underline-width="auto" style:text-underline-color="font-color" style:font-name-asian="Verdana1" style:font-size-asian="12pt" style:font-style-asian="italic" style:font-name-complex="Verdana1" style:font-size-complex="12pt"/>
    </style:style>
    <style:style style:name="T35" style:family="text">
      <style:text-properties fo:color="#cc0000" style:font-name="Verdana" fo:font-size="12pt" fo:font-style="italic" style:text-underline-style="solid" style:text-underline-width="auto" style:text-underline-color="font-color" fo:font-weight="bold" style:font-name-asian="Verdana1" style:font-size-asian="12pt" style:font-style-asian="italic" style:font-weight-asian="bold" style:font-name-complex="Verdana1" style:font-size-complex="12pt"/>
    </style:style>
    <style:style style:name="T36" style:family="text">
      <style:text-properties fo:color="#cc0000" style:font-name="Verdana" fo:font-size="12pt" fo:font-style="italic" fo:font-weight="bold" style:font-name-asian="Verdana1" style:font-size-asian="12pt" style:font-style-asian="italic" style:font-weight-asian="bold" style:font-name-complex="Verdana1" style:font-size-complex="12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83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055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<text:span text:style-name="T1">FIUBA - 75.07</text:span></text:p>
      <text:p text:style-name="P17"><text:span text:style-name="T1">Algoritmos y programación III</text:span></text:p>
      <text:p text:style-name="P18"><text:span text:style-name="T2">Trabajo práctico 2: Dragon AlgoBall</text:span></text:p>
      <text:p text:style-name="P19"><text:span text:style-name="T4">1er cuatrimestre, 2017</text:span></text:p>
      <text:p text:style-name="P19"><text:span text:style-name="T4">(trabajo grupal de 4 integrantes)</text:span></text:p>
      <text:p text:style-name="P20"><text:span text:style-name="T4">Alumnos: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4"><text:span text:style-name="T5">Nombre</text:span></text:p>
          </table:table-cell>
          <table:table-cell table:style-name="Table1.A1" office:value-type="string">
            <text:p text:style-name="P4"><text:span text:style-name="T5">Padrón</text:span></text:p>
          </table:table-cell>
          <table:table-cell table:style-name="Table1.A1" office:value-type="string">
            <text:p text:style-name="P4"><text:span text:style-name="T5">Mail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22"><text:soft-page-break/></text:p>
      <text:p text:style-name="P22"/>
      <text:p text:style-name="P20"><text:span text:style-name="T6">Fecha de entrega final</text:span><text:span text:style-name="T4">: 22 de junio</text:span></text:p>
      <text:p text:style-name="P22"/>
      <text:p text:style-name="P20"><text:span text:style-name="T6">Tutor</text:span><text:span text:style-name="T4">:</text:span></text:p>
      <text:p text:style-name="P22"/>
      <text:p text:style-name="P20"><text:span text:style-name="T6">Comentarios</text:span><text:span text:style-name="T4">:</text:span></text:p>
      <text:p text:style-name="P22"/>
      <text:p text:style-name="P22"/>
      <text:p text:style-name="P6"/>
      <text:p text:style-name="P2"/>
      <text:p text:style-name="P44"><text:bookmark text:name="_gjdgxs"/></text:p>
      <text:p text:style-name="Standard"/>
      <text:p text:style-name="P15"/>
      <text:p text:style-name="P44"><text:bookmark text:name="_30j0zll"/></text:p>
      <text:p text:style-name="P53"><text:bookmark text:name="_1fob9te"/>Introducción<draw:rect text:anchor-type="as-char" svg:y="0in" draw:z-index="0" draw:style-name="gr1" draw:text-style-name="P59" svg:width="0.0012in" svg:height="0.0213in"><text:p/></draw:rect></text:p>
      <text:p text:style-name="P45"><text:bookmark text:name="_3znysh7"/>Objetivo del trabajo</text:p>
      <text:p text:style-name="P1"/>
      <text:p text:style-name="P1">Aplicar los conceptos enseñados en la materia a la resolución de un problema, trabajando en forma grupal y utilizando un lenguaje de tipado estático (Java)</text:p>
      <text:p text:style-name="P7"/>
      <text:p text:style-name="P45"><text:bookmark text:name="_2et92p0"/>Consigna general</text:p>
      <text:p text:style-name="P1"/>
      <text:p text:style-name="P1">Desarrollar la aplicación completa, incluyendo el modelo de clases e interfaz gráfica. La aplicación deberá ser acompañada por pruebas unitarias e integrales y documentación de diseño. En la siguiente sección se describe la aplicación a desarrollar.</text:p>
      <text:p text:style-name="P1"/>
      <text:p text:style-name="P1"/>
      <text:p text:style-name="P46"><text:bookmark text:name="_tyjcwt"/>Descripción de la aplicación a desarrollar<draw:rect text:anchor-type="as-char" svg:y="0in" draw:z-index="1" draw:style-name="gr1" draw:text-style-name="P59" svg:width="0.0012in" svg:height="0.0213in"><text:p/></draw:rect></text:p>
      <text:p text:style-name="P9">Se deberá desarrollar una aplicación que implemente un juego relacionado con el clásico anime Dragon Ball Z. <text:s/>Todos los personajes presentan las siguientes características en cualquiera de sus modos:</text:p>
      <text:p text:style-name="P9"/>
      <text:list xml:id="list5203720888843711608" text:style-name="WWNum3">
        <text:list-item>
          <text:p text:style-name="P25">Nombre</text:p>
        </text:list-item>
        <text:list-item>
          <text:p text:style-name="P25">Puntos de vida</text:p>
        </text:list-item>
        <text:list-item>
          <text:p text:style-name="P25">Poder de pelea</text:p>
        </text:list-item>
        <text:list-item>
          <text:p text:style-name="P25">Distancia de ataque</text:p>
        </text:list-item>
        <text:list-item>
          <text:p text:style-name="P25">Velocidad de desplazamiento</text:p>
        </text:list-item>
        <text:list-item>
          <text:p text:style-name="P25">Ki</text:p>
        </text:list-item>
      </text:list>
      <text:p text:style-name="P9"><text:soft-page-break/></text:p>
      <text:p text:style-name="P9"/>
      <text:p text:style-name="P9">Todos los personajes tienen un modo normal <text:s/>y modod especial, que serán distinto para cada uno.</text:p>
      <text:p text:style-name="P43"><text:bookmark text:name="_oq4bcpz7yxf8"/><text:span text:style-name="T9">Guerreros Z</text:span></text:p>
      <text:p text:style-name="P1"/>
      <text:list xml:id="list3656632863677558639" text:style-name="WWNum8">
        <text:list-item>
          <text:p text:style-name="P26"><text:span text:style-name="T9">Son Goku, (Kakarotto hijo de Bardok). </text:span>Líder<text:span text:style-name="T9"> de los </text:span>Guerreros Z<text:span text:style-name="T9"> en la tierra. Tiene un espíritu inquebrantable, y vive en una constante búsqueda de un oponente m</text:span>á<text:span text:style-name="T9">s poderoso, por lo que se vuelve </text:span>más<text:span text:style-name="T9"> fuerte cuando </text:span>más<text:span text:style-name="T9"> difícil </text:span>está<text:span text:style-name="T9"> la batalla.</text:span></text:p>
        </text:list-item>
      </text:list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10">Goku (**)</text:span></text:p>
          </table:table-cell>
          <table:table-cell table:style-name="Table2.A1" office:value-type="string">
            <text:p text:style-name="P4"><text:span text:style-name="T9">Normal</text:span></text:p>
          </table:table-cell>
          <table:table-cell table:style-name="Table2.A1" office:value-type="string">
            <text:p text:style-name="P4"><text:span text:style-name="T9">Kaio-Ken</text:span></text:p>
            <text:p text:style-name="P3">[Cuesta 20 unidades de Ki]</text:p>
          </table:table-cell>
          <table:table-cell table:style-name="Table2.D1" office:value-type="string">
            <text:p text:style-name="P4"><text:span text:style-name="T9">Super Sayajin</text:span></text:p>
            <text:p text:style-name="P3">[Cuesta 50 unidades de Ki]</text:p>
          </table:table-cell>
        </table:table-row>
        <table:table-row table:style-name="Table2.2">
          <table:table-cell table:style-name="Table2.A1" office:value-type="string">
            <text:p text:style-name="P5"><text:span text:style-name="T9">Ptos de Vida</text:span></text:p>
          </table:table-cell>
          <table:table-cell table:style-name="Table2.A1" table:number-columns-spanned="3" office:value-type="string">
            <text:p text:style-name="P4"><text:span text:style-name="T9">500</text:span>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5"><text:span text:style-name="T9">Poder de pelea</text:span></text:p>
          </table:table-cell>
          <table:table-cell table:style-name="Table2.A1" office:value-type="string">
            <text:p text:style-name="P4"><text:span text:style-name="T9">20</text:span></text:p>
          </table:table-cell>
          <table:table-cell table:style-name="Table2.A1" office:value-type="string">
            <text:p text:style-name="P4"><text:span text:style-name="T9">40</text:span></text:p>
          </table:table-cell>
          <table:table-cell table:style-name="Table2.D1" office:value-type="string">
            <text:p text:style-name="P4"><text:span text:style-name="T9">60</text:span></text:p>
          </table:table-cell>
        </table:table-row>
        <table:table-row table:style-name="Table2.4">
          <table:table-cell table:style-name="Table2.A1" office:value-type="string">
            <text:p text:style-name="P5"><text:span text:style-name="T9">Distancia de ataque</text:span></text:p>
          </table:table-cell>
          <table:table-cell table:style-name="Table2.A1" office:value-type="string">
            <text:p text:style-name="P4"><text:span text:style-name="T9">2</text:span></text:p>
          </table:table-cell>
          <table:table-cell table:style-name="Table2.A1" office:value-type="string">
            <text:p text:style-name="P4"><text:span text:style-name="T9">4</text:span></text:p>
          </table:table-cell>
          <table:table-cell table:style-name="Table2.D1" office:value-type="string">
            <text:p text:style-name="P4"><text:span text:style-name="T9">4</text:span></text:p>
          </table:table-cell>
        </table:table-row>
        <table:table-row table:style-name="Table2.5">
          <table:table-cell table:style-name="Table2.A1" office:value-type="string">
            <text:p text:style-name="P5"><text:span text:style-name="T9">Velocidad</text:span></text:p>
          </table:table-cell>
          <table:table-cell table:style-name="Table2.A1" office:value-type="string">
            <text:p text:style-name="P4"><text:span text:style-name="T9">2</text:span></text:p>
          </table:table-cell>
          <table:table-cell table:style-name="Table2.A1" office:value-type="string">
            <text:p text:style-name="P4"><text:span text:style-name="T9">3</text:span></text:p>
          </table:table-cell>
          <table:table-cell table:style-name="Table2.D1" office:value-type="string">
            <text:p text:style-name="P4"><text:span text:style-name="T9">5</text:span></text:p>
          </table:table-cell>
        </table:table-row>
        <table:table-row table:style-name="Table2.6">
          <table:table-cell table:style-name="Table2.A1" office:value-type="string">
            <text:p text:style-name="P5"><text:span text:style-name="T9">Ki inicial</text:span></text:p>
          </table:table-cell>
          <table:table-cell table:style-name="Table2.A1" table:number-columns-spanned="3" office:value-type="string">
            <text:p text:style-name="P4"><text:span text:style-name="T9">0</text:span></text:p>
          </table:table-cell>
          <table:covered-table-cell/>
          <table:covered-table-cell/>
        </table:table-row>
        <table:table-row table:style-name="Table2.7">
          <table:table-cell table:style-name="Table2.A1" office:value-type="string">
            <text:p text:style-name="P5"><text:span text:style-name="T9">Ataque especial</text:span></text:p>
          </table:table-cell>
          <table:table-cell table:style-name="Table2.A1" table:number-columns-spanned="3" office:value-type="string">
            <text:p text:style-name="P4"><text:span text:style-name="T9">Kamehameha </text:span>[Cuesta <text:span text:style-name="T9">20 unidades de Ki]</text:span> <text:span text:style-name="T9">(*)</text:span></text:p>
          </table:table-cell>
          <table:covered-table-cell/>
          <table:covered-table-cell/>
        </table:table-row>
      </table:table>
      <text:p text:style-name="P37"><text:soft-page-break/><text:span text:style-name="T11">(*)causa un 50% más de daño que el ataque básico.</text:span></text:p>
      <text:p text:style-name="P37"><text:span text:style-name="T11">(**)cuando Goku tiene menos del 30% de vida, su daño global aumenta 20%</text:span></text:p>
      <text:p text:style-name="P35"/>
      <text:p text:style-name="P35"/>
      <text:list xml:id="list210128116902619" text:continue-numbering="true" text:style-name="WWNum8">
        <text:list-item>
          <text:p text:style-name="P26"><text:span text:style-name="T9">Gohan, Hijo de Goku; tiene un poder oculto el cual solo es revelado cuando realmente se enoja.</text:span></text:p>
        </text:list-item>
      </text:list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5"><text:span text:style-name="T10">Gohan</text:span></text:p>
          </table:table-cell>
          <table:table-cell table:style-name="Table3.A1" office:value-type="string">
            <text:p text:style-name="P4"><text:span text:style-name="T9">Normal</text:span></text:p>
          </table:table-cell>
          <table:table-cell table:style-name="Table3.A1" office:value-type="string">
            <text:p text:style-name="P4"><text:span text:style-name="T9">Super Sayajin fase 1</text:span></text:p>
            <text:p text:style-name="P3">[Cuesta 10 unidades de Ki]</text:p>
          </table:table-cell>
          <table:table-cell table:style-name="Table3.D1" office:value-type="string">
            <text:p text:style-name="P4"><text:span text:style-name="T9">Super Sayajin fase 2</text:span></text:p>
            <text:p text:style-name="P4"><text:span text:style-name="T9">(</text:span>[Cuesta 30 unidades de Ki]<text:span text:style-name="T9"> + (*))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T9">Ptos de Vida</text:span></text:p>
          </table:table-cell>
          <table:table-cell table:style-name="Table3.A1" table:number-columns-spanned="3" office:value-type="string">
            <text:p text:style-name="P4"><text:span text:style-name="T9">300</text:span></text:p>
          </table:table-cell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5"><text:span text:style-name="T9">Poder de pelea</text:span></text:p>
          </table:table-cell>
          <table:table-cell table:style-name="Table3.A1" office:value-type="string">
            <text:p text:style-name="P4"><text:span text:style-name="T9">15</text:span></text:p>
          </table:table-cell>
          <table:table-cell table:style-name="Table3.A1" office:value-type="string">
            <text:p text:style-name="P4"><text:span text:style-name="T9">30</text:span></text:p>
          </table:table-cell>
          <table:table-cell table:style-name="Table3.D1" office:value-type="string">
            <text:p text:style-name="P4"><text:span text:style-name="T9">100</text:span></text:p>
          </table:table-cell>
        </table:table-row>
        <table:table-row table:style-name="Table3.4">
          <table:table-cell table:style-name="Table3.A1" office:value-type="string">
            <text:p text:style-name="P5"><text:span text:style-name="T9">Distancia de ataque</text:span></text:p>
          </table:table-cell>
          <table:table-cell table:style-name="Table3.A1" office:value-type="string">
            <text:p text:style-name="P4"><text:span text:style-name="T9">2</text:span></text:p>
          </table:table-cell>
          <table:table-cell table:style-name="Table3.A1" office:value-type="string">
            <text:p text:style-name="P4"><text:span text:style-name="T9">2</text:span></text:p>
          </table:table-cell>
          <table:table-cell table:style-name="Table3.D1" office:value-type="string">
            <text:p text:style-name="P4"><text:span text:style-name="T9">4</text:span></text:p>
          </table:table-cell>
        </table:table-row>
        <table:table-row table:style-name="Table3.5">
          <table:table-cell table:style-name="Table3.A1" office:value-type="string">
            <text:p text:style-name="P5"><text:span text:style-name="T9">Velocidad</text:span></text:p>
          </table:table-cell>
          <table:table-cell table:style-name="Table3.A1" office:value-type="string">
            <text:p text:style-name="P4"><text:span text:style-name="T9">2</text:span></text:p>
          </table:table-cell>
          <table:table-cell table:style-name="Table3.A1" office:value-type="string">
            <text:p text:style-name="P4"><text:span text:style-name="T9">2</text:span></text:p>
          </table:table-cell>
          <table:table-cell table:style-name="Table3.D1" office:value-type="string">
            <text:p text:style-name="P4"><text:span text:style-name="T9">3</text:span></text:p>
          </table:table-cell>
        </table:table-row>
        <table:table-row table:style-name="Table3.6">
          <table:table-cell table:style-name="Table3.A1" office:value-type="string">
            <text:p text:style-name="P5"><text:span text:style-name="T9">Ki inicial</text:span></text:p>
          </table:table-cell>
          <table:table-cell table:style-name="Table3.A1" table:number-columns-spanned="3" office:value-type="string">
            <text:p text:style-name="P4"><text:span text:style-name="T9">0</text:span></text:p>
          </table:table-cell>
          <table:covered-table-cell/>
          <table:covered-table-cell/>
        </table:table-row>
        <table:table-row table:style-name="Table3.7">
          <table:table-cell table:style-name="Table3.A1" office:value-type="string">
            <text:p text:style-name="P5"><text:span text:style-name="T9">Ataque especial</text:span></text:p>
          </table:table-cell>
          <table:table-cell table:style-name="Table3.A1" table:number-columns-spanned="3" office:value-type="string">
            <text:p text:style-name="P4"><text:span text:style-name="T9">Masenko</text:span> [Cuesta 10 unidades de Ki] <text:span text:style-name="T9">(**)</text:span></text:p>
          </table:table-cell>
          <table:covered-table-cell/>
          <table:covered-table-cell/>
        </table:table-row>
      </table:table>
      <text:p text:style-name="P37"><text:soft-page-break/><text:span text:style-name="T11">(*) Gohan puede liberar su poder oculto cuando sus otros dos compañeros tienen menos del 30% de vida. </text:span></text:p>
      <text:p text:style-name="P37"><text:span text:style-name="T11">(**)causa un 25% más de daño que el ataque básico.</text:span></text:p>
      <text:p text:style-name="P10"/>
      <text:p text:style-name="P10"/>
      <text:list xml:id="list210127970391261" text:continue-numbering="true" text:style-name="WWNum8">
        <text:list-item>
          <text:p text:style-name="P26"><text:span text:style-name="T9">Piccolo, Luchador del planeta Namek. Tiene poderes regenerativos. Tiene profundo afecto hacia Gohan.</text:span></text:p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5"><text:span text:style-name="T10">Piccolo</text:span></text:p>
          </table:table-cell>
          <table:table-cell table:style-name="Table4.A1" office:value-type="string">
            <text:p text:style-name="P4"><text:span text:style-name="T9">Normal</text:span></text:p>
          </table:table-cell>
          <table:table-cell table:style-name="Table4.A1" office:value-type="string">
            <text:p text:style-name="P4"><text:span text:style-name="T9">Fortalecido</text:span></text:p>
            <text:p text:style-name="P3">[Cuesta 20 unidades de Ki]</text:p>
          </table:table-cell>
          <table:table-cell table:style-name="Table4.D1" office:value-type="string">
            <text:p text:style-name="P4"><text:span text:style-name="T9">Protector</text:span></text:p>
            <text:p text:style-name="P4"><text:span text:style-name="T9">((*))</text:span></text:p>
          </table:table-cell>
        </table:table-row>
        <table:table-row table:style-name="Table4.2">
          <table:table-cell table:style-name="Table4.A1" office:value-type="string">
            <text:p text:style-name="P5"><text:span text:style-name="T9">Ptos de Vida</text:span></text:p>
          </table:table-cell>
          <table:table-cell table:style-name="Table4.A1" table:number-columns-spanned="3" office:value-type="string">
            <text:p text:style-name="P4"><text:span text:style-name="T9">500</text:span></text:p>
          </table:table-cell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5"><text:span text:style-name="T9">Poder de pelea</text:span></text:p>
          </table:table-cell>
          <table:table-cell table:style-name="Table4.A1" office:value-type="string">
            <text:p text:style-name="P4"><text:span text:style-name="T9">20</text:span></text:p>
          </table:table-cell>
          <table:table-cell table:style-name="Table4.A1" office:value-type="string">
            <text:p text:style-name="P4"><text:span text:style-name="T9">40</text:span></text:p>
          </table:table-cell>
          <table:table-cell table:style-name="Table4.D1" office:value-type="string">
            <text:p text:style-name="P4"><text:span text:style-name="T9">60</text:span></text:p>
          </table:table-cell>
        </table:table-row>
        <table:table-row table:style-name="Table4.4">
          <table:table-cell table:style-name="Table4.A1" office:value-type="string">
            <text:p text:style-name="P5"><text:span text:style-name="T9">Distancia de ataque</text:span></text:p>
          </table:table-cell>
          <table:table-cell table:style-name="Table4.A1" office:value-type="string">
            <text:p text:style-name="P4"><text:span text:style-name="T9">2</text:span></text:p>
          </table:table-cell>
          <table:table-cell table:style-name="Table4.A1" office:value-type="string">
            <text:p text:style-name="P4"><text:span text:style-name="T9">4</text:span></text:p>
          </table:table-cell>
          <table:table-cell table:style-name="Table4.D1" office:value-type="string">
            <text:p text:style-name="P4"><text:span text:style-name="T9">6</text:span></text:p>
          </table:table-cell>
        </table:table-row>
        <table:table-row table:style-name="Table4.5">
          <table:table-cell table:style-name="Table4.A1" office:value-type="string">
            <text:p text:style-name="P5"><text:span text:style-name="T9">Velocidad</text:span></text:p>
          </table:table-cell>
          <table:table-cell table:style-name="Table4.A1" office:value-type="string">
            <text:p text:style-name="P4"><text:span text:style-name="T9">2</text:span></text:p>
          </table:table-cell>
          <table:table-cell table:style-name="Table4.A1" office:value-type="string">
            <text:p text:style-name="P4"><text:span text:style-name="T9">3</text:span></text:p>
          </table:table-cell>
          <table:table-cell table:style-name="Table4.D1" office:value-type="string">
            <text:p text:style-name="P4"><text:span text:style-name="T9">4</text:span></text:p>
          </table:table-cell>
        </table:table-row>
        <table:table-row table:style-name="Table4.6">
          <table:table-cell table:style-name="Table4.A1" office:value-type="string">
            <text:p text:style-name="P5"><text:span text:style-name="T9">Ki inicial</text:span></text:p>
          </table:table-cell>
          <table:table-cell table:style-name="Table4.A1" table:number-columns-spanned="3" office:value-type="string">
            <text:p text:style-name="P4"><text:span text:style-name="T9">0</text:span></text:p>
          </table:table-cell>
          <table:covered-table-cell/>
          <table:covered-table-cell/>
        </table:table-row>
        <table:table-row table:style-name="Table4.7">
          <table:table-cell table:style-name="Table4.A1" office:value-type="string">
            <text:p text:style-name="P5"><text:span text:style-name="T9">Ataque especial</text:span></text:p>
          </table:table-cell>
          <table:table-cell table:style-name="Table4.A1" table:number-columns-spanned="3" office:value-type="string">
            <text:p text:style-name="P4"><text:span text:style-name="T9">Makankosappo</text:span> [Cuesta 10 unidades de Ki] <text:span text:style-name="T9">(**)</text:span></text:p>
          </table:table-cell>
          <table:covered-table-cell/>
          <table:covered-table-cell/>
        </table:table-row>
      </table:table>
      <text:p text:style-name="P37"><text:soft-page-break/><text:span text:style-name="T11">(*) solo puede entrar en este modo cuando Gohan está por debajo de los 20% de vida.</text:span></text:p>
      <text:p text:style-name="P37"><text:span text:style-name="T11">(**) causa un 25% más que el ataque básico.</text:span></text:p>
      <text:p text:style-name="P43"><text:bookmark text:name="_4d34og8"/><text:span text:style-name="T9">Enemigos de la Tierra.<text:line-break/></text:span></text:p>
      <text:list xml:id="list6869404776614809977" text:style-name="WWNum7">
        <text:list-item>
          <text:p text:style-name="P33"><text:span text:style-name="T9">Cell, Bio-androide creado por el Dr. Gero. Puede absorber vida <text:line-break/>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5"><text:span text:style-name="T10">Cell</text:span></text:p>
          </table:table-cell>
          <table:table-cell table:style-name="Table5.A1" office:value-type="string">
            <text:p text:style-name="P4"><text:span text:style-name="T9">Normal</text:span></text:p>
          </table:table-cell>
          <table:table-cell table:style-name="Table5.A1" office:value-type="string">
            <text:p text:style-name="P4"><text:span text:style-name="T9">Semi-perfecto</text:span></text:p>
            <text:p text:style-name="P4"><text:span text:style-name="T9">((*))</text:span></text:p>
          </table:table-cell>
          <table:table-cell table:style-name="Table5.D1" office:value-type="string">
            <text:p text:style-name="P4"><text:span text:style-name="T9">Perfecto</text:span></text:p>
            <text:p text:style-name="P4"><text:span text:style-name="T9">((**))</text:span></text:p>
          </table:table-cell>
        </table:table-row>
        <table:table-row table:style-name="Table5.2">
          <table:table-cell table:style-name="Table5.A1" office:value-type="string">
            <text:p text:style-name="P5"><text:span text:style-name="T9">Ptos de Vida</text:span></text:p>
          </table:table-cell>
          <table:table-cell table:style-name="Table5.A1" table:number-columns-spanned="3" office:value-type="string">
            <text:p text:style-name="P4"><text:span text:style-name="T9">500</text:span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5"><text:span text:style-name="T9">Poder de pelea</text:span></text:p>
          </table:table-cell>
          <table:table-cell table:style-name="Table5.A1" office:value-type="string">
            <text:p text:style-name="P4"><text:span text:style-name="T9">20</text:span></text:p>
          </table:table-cell>
          <table:table-cell table:style-name="Table5.A1" office:value-type="string">
            <text:p text:style-name="P4"><text:span text:style-name="T9">40</text:span></text:p>
          </table:table-cell>
          <table:table-cell table:style-name="Table5.D1" office:value-type="string">
            <text:p text:style-name="P4"><text:span text:style-name="T9">80</text:span></text:p>
          </table:table-cell>
        </table:table-row>
        <table:table-row table:style-name="Table5.4">
          <table:table-cell table:style-name="Table5.A1" office:value-type="string">
            <text:p text:style-name="P5"><text:span text:style-name="T9">Distancia de ataque</text:span></text:p>
          </table:table-cell>
          <table:table-cell table:style-name="Table5.A1" office:value-type="string">
            <text:p text:style-name="P4"><text:span text:style-name="T9">3</text:span></text:p>
          </table:table-cell>
          <table:table-cell table:style-name="Table5.A1" office:value-type="string">
            <text:p text:style-name="P4"><text:span text:style-name="T9">4</text:span></text:p>
          </table:table-cell>
          <table:table-cell table:style-name="Table5.D1" office:value-type="string">
            <text:p text:style-name="P4"><text:span text:style-name="T9">4</text:span></text:p>
          </table:table-cell>
        </table:table-row>
        <table:table-row table:style-name="Table5.5">
          <table:table-cell table:style-name="Table5.A1" office:value-type="string">
            <text:p text:style-name="P5"><text:span text:style-name="T9">Velocidad</text:span></text:p>
          </table:table-cell>
          <table:table-cell table:style-name="Table5.A1" office:value-type="string">
            <text:p text:style-name="P4"><text:span text:style-name="T9">2</text:span></text:p>
          </table:table-cell>
          <table:table-cell table:style-name="Table5.A1" office:value-type="string">
            <text:p text:style-name="P4"><text:span text:style-name="T9">3</text:span></text:p>
          </table:table-cell>
          <table:table-cell table:style-name="Table5.D1" office:value-type="string">
            <text:p text:style-name="P4"><text:span text:style-name="T9">4</text:span></text:p>
          </table:table-cell>
        </table:table-row>
        <table:table-row table:style-name="Table5.6">
          <table:table-cell table:style-name="Table5.A1" office:value-type="string">
            <text:p text:style-name="P5"><text:span text:style-name="T9">Ki inicial</text:span></text:p>
          </table:table-cell>
          <table:table-cell table:style-name="Table5.A1" table:number-columns-spanned="3" office:value-type="string">
            <text:p text:style-name="P4"><text:span text:style-name="T9">0</text:span></text:p>
          </table:table-cell>
          <table:covered-table-cell/>
          <table:covered-table-cell/>
        </table:table-row>
        <table:table-row table:style-name="Table5.7">
          <table:table-cell table:style-name="Table5.A1" office:value-type="string">
            <text:p text:style-name="P5"><text:span text:style-name="T9">Ataque especial</text:span></text:p>
          </table:table-cell>
          <table:table-cell table:style-name="Table5.A1" table:number-columns-spanned="3" office:value-type="string">
            <text:p text:style-name="P4"><text:span text:style-name="T9">Absorber</text:span> [Cuesta 5 unidades de Ki] <text:span text:style-name="T9">(***)</text:span></text:p>
          </table:table-cell>
          <table:covered-table-cell/>
          <table:covered-table-cell/>
        </table:table-row>
      </table:table>
      <text:p text:style-name="P37"><text:soft-page-break/><text:span text:style-name="T11">(*) debe absorber vida 4 veces</text:span></text:p>
      <text:p text:style-name="P37"><text:span text:style-name="T11">(**) debe absorber vida 8 veces</text:span></text:p>
      <text:p text:style-name="P37"><text:span text:style-name="T11">(***) causa la misma cantidad de daño que el ataque básico, pero Cell aumenta su vida en la misma cantidad.</text:span></text:p>
      <text:p text:style-name="P11"/>
      <text:p text:style-name="P10"/>
      <text:list xml:id="list210129200593926" text:continue-numbering="true" text:style-name="WWNum7">
        <text:list-item>
          <text:p text:style-name="P27"><text:span text:style-name="T9">Freezer, malvado alienígena responsable de la destrucción del planeta de la raza Sayajin.<text:line-break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5"><text:span text:style-name="T10">Freezer</text:span></text:p>
          </table:table-cell>
          <table:table-cell table:style-name="Table6.A1" office:value-type="string">
            <text:p text:style-name="P4"><text:span text:style-name="T9">Normal</text:span></text:p>
          </table:table-cell>
          <table:table-cell table:style-name="Table6.A1" office:value-type="string">
            <text:p text:style-name="P4"><text:span text:style-name="T9">Segunda forma</text:span></text:p>
            <text:p text:style-name="P3">[Cuesta 20 unidades de Ki]</text:p>
          </table:table-cell>
          <table:table-cell table:style-name="Table6.D1" office:value-type="string">
            <text:p text:style-name="P4"><text:span text:style-name="T9">Definitivo</text:span></text:p>
            <text:p text:style-name="P3">[Cuesta 50 unidades de Ki]</text:p>
          </table:table-cell>
        </table:table-row>
        <table:table-row table:style-name="Table6.2">
          <table:table-cell table:style-name="Table6.A1" office:value-type="string">
            <text:p text:style-name="P5"><text:span text:style-name="T9">Ptos de Vida</text:span></text:p>
          </table:table-cell>
          <table:table-cell table:style-name="Table6.A1" table:number-columns-spanned="3" office:value-type="string">
            <text:p text:style-name="P4"><text:span text:style-name="T9">400</text:span>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5"><text:span text:style-name="T9">Poder de pelea</text:span></text:p>
          </table:table-cell>
          <table:table-cell table:style-name="Table6.A1" office:value-type="string">
            <text:p text:style-name="P4"><text:span text:style-name="T9">20</text:span></text:p>
          </table:table-cell>
          <table:table-cell table:style-name="Table6.A1" office:value-type="string">
            <text:p text:style-name="P4"><text:span text:style-name="T9">40</text:span></text:p>
          </table:table-cell>
          <table:table-cell table:style-name="Table6.D1" office:value-type="string">
            <text:p text:style-name="P4"><text:span text:style-name="T9">50</text:span></text:p>
          </table:table-cell>
        </table:table-row>
        <table:table-row table:style-name="Table6.4">
          <table:table-cell table:style-name="Table6.A1" office:value-type="string">
            <text:p text:style-name="P5"><text:span text:style-name="T9">Distancia de ataque</text:span></text:p>
          </table:table-cell>
          <table:table-cell table:style-name="Table6.A1" office:value-type="string">
            <text:p text:style-name="P4"><text:span text:style-name="T9">2</text:span></text:p>
          </table:table-cell>
          <table:table-cell table:style-name="Table6.A1" office:value-type="string">
            <text:p text:style-name="P4"><text:span text:style-name="T9">3</text:span></text:p>
          </table:table-cell>
          <table:table-cell table:style-name="Table6.D1" office:value-type="string">
            <text:p text:style-name="P4"><text:span text:style-name="T9">3</text:span></text:p>
          </table:table-cell>
        </table:table-row>
        <table:table-row table:style-name="Table6.5">
          <table:table-cell table:style-name="Table6.A1" office:value-type="string">
            <text:p text:style-name="P5"><text:span text:style-name="T9">Velocidad</text:span></text:p>
          </table:table-cell>
          <table:table-cell table:style-name="Table6.A1" office:value-type="string">
            <text:p text:style-name="P4"><text:span text:style-name="T9">4</text:span></text:p>
          </table:table-cell>
          <table:table-cell table:style-name="Table6.A1" office:value-type="string">
            <text:p text:style-name="P4"><text:span text:style-name="T9">4</text:span></text:p>
          </table:table-cell>
          <table:table-cell table:style-name="Table6.D1" office:value-type="string">
            <text:p text:style-name="P4"><text:span text:style-name="T9">6</text:span></text:p>
          </table:table-cell>
        </table:table-row>
        <table:table-row table:style-name="Table6.6">
          <table:table-cell table:style-name="Table6.A1" office:value-type="string">
            <text:p text:style-name="P5"><text:span text:style-name="T9">Ki inicial</text:span></text:p>
          </table:table-cell>
          <table:table-cell table:style-name="Table6.A1" table:number-columns-spanned="3" office:value-type="string">
            <text:p text:style-name="P4"><text:span text:style-name="T9">0</text:span></text:p>
          </table:table-cell>
          <table:covered-table-cell/>
          <table:covered-table-cell/>
        </table:table-row>
        <table:table-row table:style-name="Table6.7">
          <table:table-cell table:style-name="Table6.A1" office:value-type="string">
            <text:p text:style-name="P5"><text:span text:style-name="T9">Ataque especial</text:span></text:p>
          </table:table-cell>
          <table:table-cell table:style-name="Table6.A1" table:number-columns-spanned="3" office:value-type="string">
            <text:p text:style-name="P4"><text:span text:style-name="T9">Rayo mortal</text:span> [Cuesta 20 unidades de Ki] <text:span text:style-name="T9">(*)</text:span></text:p>
          </table:table-cell>
          <table:covered-table-cell/>
          <table:covered-table-cell/>
        </table:table-row>
      </table:table>
      <text:p text:style-name="P36"><text:soft-page-break/><text:span text:style-name="T11">(*)causa un 50% más de daño que el ataque básico.</text:span></text:p>
      <text:p text:style-name="P12"/>
      <text:p text:style-name="P10"/>
      <text:list xml:id="list210129684695453" text:continue-numbering="true" text:style-name="WWNum7">
        <text:list-item>
          <text:p text:style-name="P27"><text:span text:style-name="T9">Majin Boo, criatura creada por Bibidi, con la habilidad de convertir a cualquiera en chocolate.<text:line-break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office:value-type="string">
            <text:p text:style-name="P5"><text:span text:style-name="T10">Majin Boo</text:span></text:p>
          </table:table-cell>
          <table:table-cell table:style-name="Table7.A1" office:value-type="string">
            <text:p text:style-name="P4"><text:span text:style-name="T9">Normal</text:span></text:p>
          </table:table-cell>
          <table:table-cell table:style-name="Table7.A1" office:value-type="string">
            <text:p text:style-name="P4"><text:span text:style-name="T9">Boo Malo</text:span></text:p>
            <text:p text:style-name="P3">[Cuesta 20 unidades de Ki]</text:p>
          </table:table-cell>
          <table:table-cell table:style-name="Table7.D1" office:value-type="string">
            <text:p text:style-name="P4"><text:span text:style-name="T9">Boo Original</text:span></text:p>
            <text:p text:style-name="P3">[Cuesta 50 unidades de Ki]</text:p>
          </table:table-cell>
        </table:table-row>
        <table:table-row table:style-name="Table7.2">
          <table:table-cell table:style-name="Table7.A1" office:value-type="string">
            <text:p text:style-name="P5"><text:span text:style-name="T9">Ptos de Vida</text:span></text:p>
          </table:table-cell>
          <table:table-cell table:style-name="Table7.A1" table:number-columns-spanned="3" office:value-type="string">
            <text:p text:style-name="P4"><text:span text:style-name="T9">300</text:span></text:p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5"><text:span text:style-name="T9">Poder de pelea</text:span></text:p>
          </table:table-cell>
          <table:table-cell table:style-name="Table7.A1" office:value-type="string">
            <text:p text:style-name="P4"><text:span text:style-name="T9">30</text:span></text:p>
          </table:table-cell>
          <table:table-cell table:style-name="Table7.A1" office:value-type="string">
            <text:p text:style-name="P4"><text:span text:style-name="T9">50</text:span></text:p>
          </table:table-cell>
          <table:table-cell table:style-name="Table7.D1" office:value-type="string">
            <text:p text:style-name="P4"><text:span text:style-name="T9">60</text:span></text:p>
          </table:table-cell>
        </table:table-row>
        <table:table-row table:style-name="Table7.4">
          <table:table-cell table:style-name="Table7.A1" office:value-type="string">
            <text:p text:style-name="P5"><text:span text:style-name="T9">Distancia de ataque</text:span></text:p>
          </table:table-cell>
          <table:table-cell table:style-name="Table7.A1" office:value-type="string">
            <text:p text:style-name="P4"><text:span text:style-name="T9">2</text:span></text:p>
          </table:table-cell>
          <table:table-cell table:style-name="Table7.A1" office:value-type="string">
            <text:p text:style-name="P4"><text:span text:style-name="T9">2</text:span></text:p>
          </table:table-cell>
          <table:table-cell table:style-name="Table7.D1" office:value-type="string">
            <text:p text:style-name="P4"><text:span text:style-name="T9">3</text:span></text:p>
          </table:table-cell>
        </table:table-row>
        <table:table-row table:style-name="Table7.5">
          <table:table-cell table:style-name="Table7.A1" office:value-type="string">
            <text:p text:style-name="P5"><text:span text:style-name="T9">Velocidad</text:span></text:p>
          </table:table-cell>
          <table:table-cell table:style-name="Table7.A1" office:value-type="string">
            <text:p text:style-name="P4"><text:span text:style-name="T9">2</text:span></text:p>
          </table:table-cell>
          <table:table-cell table:style-name="Table7.A1" office:value-type="string">
            <text:p text:style-name="P4"><text:span text:style-name="T9">3</text:span></text:p>
          </table:table-cell>
          <table:table-cell table:style-name="Table7.D1" office:value-type="string">
            <text:p text:style-name="P4"><text:span text:style-name="T9">4</text:span></text:p>
          </table:table-cell>
        </table:table-row>
        <table:table-row table:style-name="Table7.6">
          <table:table-cell table:style-name="Table7.A1" office:value-type="string">
            <text:p text:style-name="P5"><text:span text:style-name="T9">Ki inicial</text:span></text:p>
          </table:table-cell>
          <table:table-cell table:style-name="Table7.A1" table:number-columns-spanned="3" office:value-type="string">
            <text:p text:style-name="P4"><text:span text:style-name="T9">0</text:span></text:p>
          </table:table-cell>
          <table:covered-table-cell/>
          <table:covered-table-cell/>
        </table:table-row>
        <table:table-row table:style-name="Table7.7">
          <table:table-cell table:style-name="Table7.A1" office:value-type="string">
            <text:p text:style-name="P5"><text:span text:style-name="T9">Ataque especial</text:span></text:p>
          </table:table-cell>
          <table:table-cell table:style-name="Table7.A1" table:number-columns-spanned="3" office:value-type="string">
            <text:p text:style-name="P4"><text:span text:style-name="T9">Conviértete en chocolate</text:span> [Cuesta 30 unidades de Ki] <text:span text:style-name="T9">(*)</text:span></text:p>
          </table:table-cell>
          <table:covered-table-cell/>
          <table:covered-table-cell/>
        </table:table-row>
      </table:table>
      <text:p text:style-name="P9"><text:soft-page-break/><text:span text:style-name="T11">(*) inutiliza a un personaje enemigo durante 3 turnos, (este tampoco gana Ki en ese tiempo).</text:span></text:p>
      <text:p text:style-name="P10"/>
      <text:p text:style-name="P9">Los personajes de un mismo equipo no pueden atacarse entre ellos. </text:p>
      <text:p text:style-name="P9"/>
      <text:p text:style-name="P9">La distancia de ataque se mide en casilleros. Por ejemplo GOKU en modo Normal posee distancia de ataque = 2 significa que podrá atacar a cualquier enemigo que se encuentre en un casillero verde, no así en los celestes.</text:p>
      <text:p text:style-name="P13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 table:number-columns-repeated="2"/>
        <table:table-column table:style-name="Table8.G"/>
        <text:soft-page-break/>
        <table:table-row table:style-name="Table8.1"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4"><text:span text:style-name="T15">GOKU</text:span></text:p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B2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/>
          </table:table-cell>
        </table:table-row>
      </table:table>
      <text:p text:style-name="P14"><text:soft-page-break/></text:p>
      <text:p text:style-name="P14"/>
      <text:p text:style-name="P56"><text:bookmark text:name="_2s8eyo1"/>Consumibles</text:p>
      <text:p text:style-name="P1">Una vez que el personaje (en cualquier modo) captura un Consumible el mismo es consumido por el personaje y desaparece del mapa.</text:p>
      <text:p text:style-name="P1">Estos consumibles aparecen en cualquier lugar vacío del mapa, aleatoriamente en cualquier momento del juego. </text:p>
      <text:p text:style-name="P1"/>
      <text:list xml:id="list5484392510810743037" text:style-name="WWNum1">
        <text:list-item>
          <text:p text:style-name="P29"><text:span text:style-name="T17">Semilla del ermitaño</text:span>: <text:s/>regenera 100 puntos de vida al que la consuma.</text:p>
        </text:list-item>
        <text:list-item>
          <text:p text:style-name="P29"><text:span text:style-name="T17">Esfera del dragon</text:span>: los próximos 2 ataques (de el personaje que agarre la esfera) causan 25% más de daño. </text:p>
        </text:list-item>
        <text:list-item>
          <text:p text:style-name="P29"><text:span text:style-name="T17">Nube voladora</text:span>: en los próximos dos turnos, el personaje que agarre la nube, tiene el doble de velocidad.<text:line-break/></text:p>
        </text:list-item>
      </text:list>
      <text:p text:style-name="P56"><text:bookmark text:name="_17dp8vu"/>Jugabilidad</text:p>
      <text:p text:style-name="P9">Es un juego por turnos. Hay 2 jugadores, cada uno debe elegir un equipo antes de iniciar una partida. Cada jugador comienza la partida con sus 3 personajes. </text:p>
      <text:p text:style-name="P9"/>
      <text:p text:style-name="P9"><text:span text:style-name="T9">Sistema de Ataque:</text:span></text:p>
      <text:list xml:id="list4356580214938751135" text:style-name="WWNum6">
        <text:list-item>
          <text:p text:style-name="P38"><text:span text:style-name="T18">Cada personaje tiene un ataque básico (no cuesta Ki) y un ataque especial (tiene costo) que puede aplicar un efecto.</text:span></text:p>
        </text:list-item>
        <text:list-item>
          <text:p text:style-name="P38"><text:span text:style-name="T18">Ataque básico: el daño del ataque básico es igual al poder de pelea actual del personaje (el poder de pelea no cambia </text:span>más<text:span text:style-name="T18"> que en transformaciones, pero </text:span><text:span text:style-name="T19">el ataque puede variar por algún efecto</text:span><text:span text:style-name="T18">).</text:span></text:p>
        </text:list-item>
        <text:list-item>
          <text:p text:style-name="P38"><text:span text:style-name="T12">[IMPORTANTE]</text:span><text:span text:style-name="T13"> </text:span><text:span text:style-name="T21">Al atacar a un enemigo de mayor poder de pelea, el daño de dicho ataque se reduce un 20%.</text:span></text:p>
        </text:list-item>
      </text:list>
      <text:p text:style-name="P40"/>
      <text:p text:style-name="P9"><text:span text:style-name="T9">Ki:</text:span></text:p>
      <text:list xml:id="list210129580654820" text:continue-numbering="true" text:style-name="WWNum6">
        <text:list-item>
          <text:p text:style-name="P38"><text:span text:style-name="T18">El Ki se aumenta solo en cada personaje, en una cantidad de 5 por turno</text:span> <text:span text:style-name="T18">(cuando empieza el turno se aumenta).</text:span></text:p>
        </text:list-item>
      </text:list>
      <text:p text:style-name="P10"/>
      <text:p text:style-name="P9"><text:span text:style-name="T9">Acciones en turno:</text:span></text:p>
      <text:list xml:id="list210128918178995" text:continue-numbering="true" text:style-name="WWNum6">
        <text:list-item>
          <text:p text:style-name="P38"><text:soft-page-break/><text:span text:style-name="T18">En un mismo turno, se puede realizar </text:span>una<text:span text:style-name="T18"> acción de ataque y </text:span>una<text:span text:style-name="T18"> acción de movilidad, no necesariamente del mismo personaje.</text:span></text:p>
        </text:list-item>
        <text:list-item>
          <text:p text:style-name="P39"/>
        </text:list-item>
      </text:list>
      <text:p text:style-name="P9">El juego elige al azar qué jugador comienza. Cada jugador inicia en el extremo opuesto al otro con sus 3 personajes juntos.</text:p>
      <text:p text:style-name="P9"/>
      <text:p text:style-name="P56"><text:bookmark text:name="_3rdcrjn"/>Tablero</text:p>
      <text:p text:style-name="P9"/>
      <text:p text:style-name="P9">El juego tiene lugar en un tablero compuesto de casilleros. El tamaño, forma y cantidad de casilleros del tablero queda a definir por cada grupo y acordado con su ayudante.</text:p>
      <text:p text:style-name="P9">Todos los personajes ocupan 1 casillero en cualquiera de sus modos. No puede haber más de 1 personaje en un casillero. Hay 1 o 0, nunca 2, 3, etc. independientemente del equipo al que pertenezcan.</text:p>
      <text:p text:style-name="P9"/>
      <text:p text:style-name="P9">Los personaje se desplazan por el tablero de casillero en casillero. Cada punto de su velocidad de desplazamiento representa 1 casillero.</text:p>
      <text:p text:style-name="P13"><text:bookmark text:name="_26in1rg"/></text:p>
      <text:p text:style-name="P14"/>
      <text:p text:style-name="P56"><text:bookmark text:name="_x13b63e56e4"/>Fin del juego</text:p>
      <text:p text:style-name="P9">Para ganar se debe destruir a todos los personajes enemigos.</text:p>
      <text:p text:style-name="P9"/>
      <text:p text:style-name="P9"/>
      <text:p text:style-name="P56"><text:bookmark text:name="_wrrz1rqvdbla"/><text:span text:style-name="T23">[OPCIONAL]</text:span> Fin del juego alternativo (suma puntaje extra)</text:p>
      <text:p text:style-name="P9">Para ganar el juego sin tener que matar a todos los enemigos, se pueden capturar 7 esferas del dragón entre cualquiera de los 3 personajes que tenga. (es decir el conteo de esferas es global, no de cada personaje particular.).</text:p>
      <text:p text:style-name="P49"><text:bookmark text:name="_lnxbz9"/>Interfaz gráfica</text:p>
      <text:p text:style-name="P9"/>
      <text:p text:style-name="P9">Se debe desarrollar una interfaz visual para la interacción entre los jugadores. En la misma se pondrá mucho énfasis y se evaluará como parte de la consigna la <text:span text:style-name="T17">USABILIDAD</text:span> de la misma.</text:p>
      <text:p text:style-name="P9"><text:soft-page-break/><text:span text:style-name="T17">Cada vez que le toque el turno a cada jugador la vista del mapa debe centrarse en el lugar donde utilizó a su último personaje.</text:span></text:p>
      <text:p text:style-name="P9"/>
      <text:p text:style-name="P53"><text:bookmark text:name="_35nkun2"/>Entregables</text:p>
      <text:p text:style-name="P1"/>
      <text:list xml:id="list8587568904930236185" text:style-name="WWNum4">
        <text:list-item>
          <text:p text:style-name="P28">Código fuente de la aplicación completa, incluyendo también: código de la pruebas, archivos de recursos</text:p>
        </text:list-item>
        <text:list-item>
          <text:p text:style-name="P30">Script para compilación y ejecución (ant)</text:p>
        </text:list-item>
        <text:list-item>
          <text:p text:style-name="P30">Informe, acorde a lo especificado en este documento</text:p>
        </text:list-item>
      </text:list>
      <text:p text:style-name="P22"/>
      <text:p text:style-name="P48"><text:bookmark text:name="_1ksv4uv"/>Formas de entrega</text:p>
      <text:p text:style-name="P41">Habrá <text:span text:style-name="T14">3 entregas formales</text:span><text:span text:style-name="T17"> </text:span>que tendrán una calificación de <text:span text:style-name="T16">APROBADO </text:span><text:span text:style-name="T17">o </text:span><text:span text:style-name="T24">NO APROBADO</text:span><text:span text:style-name="T17"> </text:span>en el momento de la entrega.</text:p>
      <text:p text:style-name="P21">Aquél grupo que acumule 2 no aprobados, quedará automáticamente desaprobado con la consiguiente pérdida de regularidad en la materia. <text:span text:style-name="T25">En cada entrega se debe traer el informe </text:span><text:span text:style-name="T26">actualizado</text:span><text:span text:style-name="T25"> impreso</text:span>.</text:p>
      <text:p text:style-name="P47"><text:bookmark text:name="_44sinio"/>Evaluación</text:p>
      <text:p text:style-name="P8">El día del vencimiento de cada entrega, cada ayudante convocará a los integrantes de su grupo, solicitará el informe correspondiente e iniciará la corrección mediante una entrevista grupal.</text:p>
      <text:p text:style-name="P8"><text:span text:style-name="T24">Es imprescindible la presencia de todos los integrantes del grupo el día de cada corrección.</text:span></text:p>
      <text:p text:style-name="P8">Se evaluará el trabajo grupal y a cada integrante en forma individual. El objetivo de esto es comprender la dinámica de trabajo del equipo y los roles que ha desempeñado cada integrante del grupo. Para que el alumno apruebe el trabajo práctico debe estar aprobado en los dos aspectos: grupal e individual.</text:p>
      <text:p text:style-name="P8">Dentro de los ítems a chequear el ayudante evaluará aspectos formales (como ser la forma de presentación del informe), aspectos funcionales: que se resuelva el problema planteado y aspectos operativos: que el TP funcione integrado.</text:p>
      <text:p text:style-name="P48"><text:bookmark text:name="_2jxsxqh"/>Casos de prueba para cada entrega</text:p>
      <text:p text:style-name="P23"/>
      <text:p text:style-name="P58"><text:bookmark text:name="_z337ya"/><text:span text:style-name="T27">1ra Entrega</text:span> (5 de junio - 8 de junio)</text:p>
      <text:p text:style-name="P1">Turnos, Jugadores, Unidades, Tablero, casillero, transformaciones con costo de Ki únicamente</text:p>
      <text:p text:style-name="P1"/>
      <text:list xml:id="list1796621661316120454" text:style-name="WWNum5">
        <text:list-item>
          <text:p text:style-name="P31"><text:soft-page-break/>Se ubica un personaje en un casillero, se pide que se mueva, se verifica nueva posición acorde a su modo.</text:p>
        </text:list-item>
        <text:list-item>
          <text:p text:style-name="P31"><text:bookmark text:name="_3j2qqm3"/>Se verifica que no puede haber 2 personajes en el mismo casillero</text:p>
        </text:list-item>
        <text:list-item>
          <text:p text:style-name="P31">Se ubican 2 personajes y se verifica de que no puede pasar uno encima del otro.</text:p>
        </text:list-item>
        <text:list-item>
          <text:p text:style-name="P31">Se ubica un personaje se lo transforma, se verifica que se pueda transformar.</text:p>
        </text:list-item>
        <text:list-item>
          <text:p text:style-name="P31">Se ubica un personaje, realiza una transformación y se pide que se mueva y se verifica que su nueva posición sea acorde.</text:p>
        </text:list-item>
        <text:list-item>
          <text:p text:style-name="P31">Crear una prueba de integración en la cual se pueda crear un juego, con 2 jugadores cada uno de ellos con sus 3 personajes distribuidos en el tablero según el enunciado.</text:p>
        </text:list-item>
        <text:list-item>
          <text:p text:style-name="P31">Combinaciones en modos de: Ubicar un Guerrero Z, ubicar un Enemigo de la Tierra, pedir que se ataquen respetando ( y no ) las distancias verificando los daños ( o no daños ).</text:p>
        </text:list-item>
      </text:list>
      <text:p text:style-name="P1"/>
      <text:p text:style-name="P1"/>
      <text:p text:style-name="P57"><text:bookmark text:name="_ot6ziuzdopzs"/><text:span text:style-name="T27">2da Entrega</text:span> (12 de junio - 15 de junio)</text:p>
      <text:p text:style-name="P1">1ra entrega + transformaciones con requisitos especiales + ataques especiales con efectos</text:p>
      <text:p text:style-name="P1"/>
      <text:list xml:id="list3670185185817011702" text:style-name="WWNum9">
        <text:list-item>
          <text:p text:style-name="P32">Posicionar a los Guerreros Z, llevar a Gohan a su primera transformación, comprobar que no puede llegar a la segunda.</text:p>
        </text:list-item>
        <text:list-item>
          <text:p text:style-name="P32">Posicionar a los Guerreros Z, dejar a Goku y Piccolo con la vida necesaria para la transformación de Gohan, y comprobar que se realiza correctamente.</text:p>
        </text:list-item>
        <text:list-item>
          <text:p text:style-name="P32">Posicionar a Gohan y Piccolo y llevar a este último a su primera transformación, luego comprobar que no puede llegar a la segunda.</text:p>
        </text:list-item>
        <text:list-item>
          <text:p text:style-name="P32">Posicionar a Gohan y Piccolo, dejar a Gohan con la vida necesaria para que Piccolo pueda realizar su segunda transformación, comprobar que los cambios se hicieron correctamente.</text:p>
        </text:list-item>
        <text:list-item>
          <text:p text:style-name="P32">Posicionar a Cell y comprobar que no puede realizar sus transformaciones.</text:p>
        </text:list-item>
        <text:list-item>
          <text:p text:style-name="P32">Posicionar a Cell y a un Guerrero Z, comprobar el correcto funcionamiento de “absorber vida”.</text:p>
        </text:list-item>
        <text:list-item>
          <text:p text:style-name="P32">Posicionar a Cell y a un Guerrero Z, efectuar “absorber vida” las veces necesarias para que pueda transformarse y comprobar que los cambios se hicieron correctamente.</text:p>
        </text:list-item>
        <text:list-item>
          <text:p text:style-name="P32">Posicionar a Majin Boo, y a un Guerrero Z, comprobar el correcto funcionamiento de “Conviértete en chocolate”</text:p>
        </text:list-item>
        <text:list-item>
          <text:p text:style-name="P32">Posicionar a Goku y verificar que su daño aumenta, al reducir su vida por debajo del 20%.</text:p>
        </text:list-item>
      </text:list>
      <text:p text:style-name="P1"><text:soft-page-break/></text:p>
      <text:p text:style-name="P58"><text:bookmark text:name="_2xcytpi"/><text:span text:style-name="T27">3ra y última Entrega</text:span>: (19 de junio - 22 de junio)</text:p>
      <text:p text:style-name="P1">2da entrega + Consumibles. Trabajo Práctico completo funcionando, con interfaz gráfica final, sonidos e informe completo.</text:p>
      <text:p text:style-name="P1"/>
      <text:list xml:id="list7669771159982875755" text:style-name="WWNum2">
        <text:list-item>
          <text:p text:style-name="P42"><text:span text:style-name="T18">Ubic</text:span>ar<text:span text:style-name="T18"> un consumible y un personaje en casilleros diferentes, y verific</text:span>ar<text:span text:style-name="T18"> que el consumible desaparece, al mover el personaje al mismo casillero.</text:span></text:p>
        </text:list-item>
        <text:list-item>
          <text:p text:style-name="P42"><text:span text:style-name="T18">Rep</text:span>etir<text:span text:style-name="T18"> 1 y verific</text:span>ar<text:span text:style-name="T18"> que se aplica correctamente el efecto de cada consumible (un test por cada consumible).</text:span></text:p>
        </text:list-item>
      </text:list>
      <text:p text:style-name="P1"/>
      <text:p text:style-name="P20"/>
      <text:p text:style-name="P20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19"><text:span text:style-name="T7">Tiempo total de desarrollo del trabajo práctico</text:span><text:span text:style-name="T8">: 4 semanas.</text:span></text:p>
          </table:table-cell>
        </table:table-row>
      </table:table>
      <text:p text:style-name="P54"><text:bookmark text:name="_3whwml4"/><text:soft-page-break/></text:p>
      <text:p text:style-name="P55"><text:bookmark text:name="_2bn6wsx"/><text:span text:style-name="T30">Informe</text:span></text:p>
      <text:p text:style-name="P50"><text:bookmark text:name="_qsh70q"/><text:span text:style-name="T32">Supuestos</text:span><text:span text:style-name="T32"><draw:rect text:anchor-type="as-char" svg:y="0in" draw:z-index="2" draw:style-name="gr1" draw:text-style-name="P59" svg:width="0.0012in" svg:height="0.0213in"><text:p/></draw:rect></text:span></text:p>
      <text:p text:style-name="P20"><text:span text:style-name="T33">[Documentar todos los supuestos hechos sobre el enunciado. Asegurarse de validar con los docentes]</text:span></text:p>
      <text:p text:style-name="P22"/>
      <text:p text:style-name="P51"><text:bookmark text:name="_3as4poj"/><text:span text:style-name="T32">Modelo de dominio</text:span></text:p>
      <text:p text:style-name="P20"><draw:rect text:anchor-type="as-char" svg:y="0in" draw:z-index="3" draw:style-name="gr2" draw:text-style-name="P59" svg:width="0.0012in" svg:height="0.0213in"><text:p/></draw:rect><text:span text:style-name="T33">[Explicar los elementos más relevantes del diseño. Es decir: qué entidades se han creado, qué responsabilidades tienen asignadas, cómo se relacionan, etc]</text:span></text:p>
      <text:p text:style-name="P22"/>
      <text:p text:style-name="P52"><text:bookmark text:name="_1pxezwc"/><text:span text:style-name="T32">Diagramas de clases</text:span><text:span text:style-name="T32"><draw:rect text:anchor-type="as-char" svg:y="0in" draw:z-index="4" draw:style-name="gr3" draw:text-style-name="P59" svg:width="0.0012in" svg:height="0.0213in"><text:p/></draw:rect></text:span></text:p>
      <text:p text:style-name="P21"><text:span text:style-name="T33">[</text:span><text:span text:style-name="T34">Varios</text:span><text:span text:style-name="T33"> diagramas de clases, mostrando la relación estática entre las clases, pueden agregar todo el texto necesario para aclarar y explicar su diseño, recuerden que la idea de todo el documento es que quede documentado y entendible como está hecho el TP]</text:span></text:p>
      <text:p text:style-name="P24"/>
      <text:p text:style-name="P52"><text:bookmark text:name="_49x2ik5"/><text:span text:style-name="T32">Diagramas de secuencia</text:span><text:span text:style-name="T32"><draw:rect text:anchor-type="as-char" svg:y="0in" draw:z-index="5" draw:style-name="gr3" draw:text-style-name="P59" svg:width="0.0012in" svg:height="0.0213in"><text:p/></draw:rect></text:span></text:p>
      <text:p text:style-name="P21"><text:span text:style-name="T33">[</text:span><text:span text:style-name="T34">Varios</text:span><text:span text:style-name="T33"> diagramas de secuencia, mostrando la relación dinámica entre las clases planteando una gran cantidad de escenarios que contemplen las situaciones del trabajo práctico]</text:span></text:p>
      <text:p text:style-name="P24"/>
      <text:p text:style-name="P52"><text:bookmark text:name="_2p2csry"/><text:span text:style-name="T32">Diagrama de paquetes</text:span><text:span text:style-name="T32"><draw:rect text:anchor-type="as-char" svg:y="0in" draw:z-index="6" draw:style-name="gr3" draw:text-style-name="P59" svg:width="0.0012in" svg:height="0.0213in"><text:p/></draw:rect></text:span></text:p>
      <text:p text:style-name="P21"><text:span text:style-name="T33">[incluir un diagrama de paquetes para mostrar el acoplamiento de su trabajo ]</text:span></text:p>
      <text:p text:style-name="P24"/>
      <text:p text:style-name="P52"><text:bookmark text:name="_147n2zr"/><text:span text:style-name="T32">Diagramas de estado</text:span><text:span text:style-name="T32"><draw:rect text:anchor-type="as-char" svg:y="0in" draw:z-index="7" draw:style-name="gr3" draw:text-style-name="P59" svg:width="0.0012in" svg:height="0.0213in"><text:p/></draw:rect></text:span></text:p>
      <text:p text:style-name="P21"><text:span text:style-name="T33">[Incluir diagramas de estados, mostrando tanto los estados como <text:s/>las distintas transiciones de los mismos para varias entidades del trabajo práctico ]</text:span></text:p>
      <text:p text:style-name="P52"><text:bookmark text:name="_3o7alnk"/><text:span text:style-name="T32">Detalles de implementación</text:span><text:span text:style-name="T32"><draw:rect text:anchor-type="as-char" svg:y="0in" draw:z-index="8" draw:style-name="gr3" draw:text-style-name="P59" svg:width="0.0012in" svg:height="0.0213in"><text:p/></draw:rect></text:span></text:p>
      <text:p text:style-name="P20"><text:span text:style-name="T33">[Deben </text:span><text:span text:style-name="T35">detallar/explicar</text:span><text:span text:style-name="T36"> </text:span><text:span text:style-name="T33">qué estrategias utilizaron para resolver todos los puntos más conflictivos del trabajo práctico. ]</text:span></text:p>
      <text:p text:style-name="P24"><text:soft-page-break/></text:p>
      <text:p text:style-name="P52"><text:bookmark text:name="_23ckvvd"/><text:span text:style-name="T32">Excepciones</text:span><text:span text:style-name="T32"><draw:rect text:anchor-type="as-char" svg:y="0in" draw:z-index="9" draw:style-name="gr3" draw:text-style-name="P59" svg:width="0.0012in" svg:height="0.0213in"><text:p/></draw:rect></text:span></text:p>
      <text:p text:style-name="P21"><text:span text:style-name="T33">[Explicar las excepciones creadas, con qué fin fueron creadas y cómo y dónde se las atrapa explicando qué acciones se toman al respecto una vez capturada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2" style:font-family-asian="Arial" style:font-family-generic-asian="system" style:font-pitch-asian="variable" style:font-size-asian="16pt" style:font-style-asian="normal" style:font-weight-asian="normal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2" style:font-family-asian="Arial" style:font-family-generic-asian="system" style:font-pitch-asian="variable" style:font-size-asian="14pt" style:font-style-asian="normal" style:font-weight-asian="normal" style:font-name-complex="Arial2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2" style:font-family-asian="Arial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0" fo:widows="0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2" style:font-family-asian="Arial" style:font-family-generic-asian="system" style:font-pitch-asian="variable" style:font-size-asian="15pt" style:font-style-asian="normal" style:font-weight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➔" text:bullet-char="➔">
        <style:list-level-properties text:list-level-position-and-space-mode="label-alignment">
          <style:list-level-label-alignment text:label-followed-by="listtab" fo:text-indent="0.75in" fo:margin-left="0.5in"/>
        </style:list-level-properties>
        <style:text-properties style:font-name="Arial1"/>
      </text:list-level-style-bullet>
      <text:list-level-style-bullet text:level="2" text:style-name="ListLabel_20_20" style:num-suffix="◆" text:bullet-char="◆">
        <style:list-level-properties text:list-level-position-and-space-mode="label-alignment">
          <style:list-level-label-alignment text:label-followed-by="listtab" fo:text-indent="1.75in" fo:margin-left="1in"/>
        </style:list-level-properties>
        <style:text-properties style:font-name="Arial1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2.75in" fo:margin-left="1.5in"/>
        </style:list-level-properties>
        <style:text-properties style:font-name="Arial1"/>
      </text:list-level-style-bullet>
      <text:list-level-style-bullet text:level="4" text:style-name="ListLabel_20_22" style:num-suffix="○" text:bullet-char="○">
        <style:list-level-properties text:list-level-position-and-space-mode="label-alignment">
          <style:list-level-label-alignment text:label-followed-by="listtab" fo:text-indent="3.75in" fo:margin-left="2in"/>
        </style:list-level-properties>
        <style:text-properties style:font-name="Arial1"/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4.75in" fo:margin-left="2.5in"/>
        </style:list-level-properties>
        <style:text-properties style:font-name="Arial1"/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5.75in" fo:margin-left="3in"/>
        </style:list-level-properties>
        <style:text-properties style:font-name="Arial1"/>
      </text:list-level-style-bullet>
      <text:list-level-style-bullet text:level="7" text:style-name="ListLabel_20_25" style:num-suffix="○" text:bullet-char="○">
        <style:list-level-properties text:list-level-position-and-space-mode="label-alignment">
          <style:list-level-label-alignment text:label-followed-by="listtab" fo:text-indent="6.75in" fo:margin-left="3.5in"/>
        </style:list-level-properties>
        <style:text-properties style:font-name="Arial1"/>
      </text:list-level-style-bullet>
      <text:list-level-style-bullet text:level="8" text:style-name="ListLabel_20_26" style:num-suffix="◆" text:bullet-char="◆">
        <style:list-level-properties text:list-level-position-and-space-mode="label-alignment">
          <style:list-level-label-alignment text:label-followed-by="listtab" fo:text-indent="7.75in" fo:margin-left="4in"/>
        </style:list-level-properties>
        <style:text-properties style:font-name="Arial1"/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8.7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7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in" fo:margin-left="1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25in" fo:margin-left="1.2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1.5in" fo:margin-left="1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1.75in" fo:margin-left="1.7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2in" fo:margin-left="2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2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2.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4917in" fo:margin-left="0.7417in"/>
        </style:list-level-properties>
        <style:text-properties style:font-name="Arial1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0.9917in" fo:margin-left="1.2417in"/>
        </style:list-level-properties>
        <style:text-properties style:font-name="Aria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1.4917in" fo:margin-left="1.7417in"/>
        </style:list-level-properties>
        <style:text-properties style:font-name="Arial1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9917in" fo:margin-left="2.2417in"/>
        </style:list-level-properties>
        <style:text-properties style:font-name="Arial1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2.4917in" fo:margin-left="2.7417in"/>
        </style:list-level-properties>
        <style:text-properties style:font-name="Aria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2.9917in" fo:margin-left="3.2417in"/>
        </style:list-level-properties>
        <style:text-properties style:font-name="Arial1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4917in" fo:margin-left="3.7417in"/>
        </style:list-level-properties>
        <style:text-properties style:font-name="Arial1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3.9917in" fo:margin-left="4.2417in"/>
        </style:list-level-properties>
        <style:text-properties style:font-name="Aria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4.4917in" fo:margin-left="4.7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fo:background-color="#ffffff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26" meta:paragraph-count="276" meta:word-count="2121" meta:character-count="12227" meta:non-whitespace-character-count="10408"/>
    <meta:generator>LibreOfficeDev/5.1.0.3$Linux_X86_64 LibreOffice_project/</meta:generator>
  </office:meta>
</office:document-meta>
</file>